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3bbc"/>
    </style:style>
    <style:style style:name="P2" style:family="paragraph" style:parent-style-name="Standard">
      <style:text-properties officeooo:rsid="001f3bbc" officeooo:paragraph-rsid="001f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GL 341</text:p>
      <text:p text:style-name="P2">SAMPLE MEMO TASK</text:p>
      <text:p text:style-name="P2"/>
      <text:p text:style-name="P1">To: Steven Simpson</text:p>
      <text:p text:style-name="P2">From: Steven Paustian</text:p>
      <text:p text:style-name="P2">Subject: Analysis Comparing Two Technical Documents</text:p>
      <text:p text:style-name="P2">Date: <text:s/>22 January 2014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7:31:15.005578000</meta:creation-date>
    <dc:date>2015-01-20T17:37:20.435137000</dc:date>
    <meta:editing-duration>PT6M5S</meta:editing-duration>
    <meta:editing-cycles>1</meta:editing-cycles>
    <meta:document-statistic meta:table-count="0" meta:image-count="0" meta:object-count="0" meta:page-count="1" meta:paragraph-count="6" meta:word-count="21" meta:character-count="136" meta:non-whitespace-character-count="120"/>
    <meta:generator>LibreOffice/4.3.4.1$MacOSX_X86_64 LibreOffice_project/bc356b2f991740509f321d70e4512a6a54c5f243</meta:generator>
  </office:meta>
</office:document-meta>
</file>